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de" fo:country="DE" officeooo:rsid="0001a974" officeooo:paragraph-rsid="001bcf6c"/>
    </style:style>
    <style:style style:name="P2" style:family="paragraph" style:parent-style-name="Standard">
      <style:text-properties fo:language="de" fo:country="DE" officeooo:rsid="00044bba" officeooo:paragraph-rsid="001bcf6c"/>
    </style:style>
    <style:style style:name="P3" style:family="paragraph" style:parent-style-name="Standard">
      <style:text-properties fo:language="de" fo:country="DE" officeooo:rsid="00044bba" officeooo:paragraph-rsid="0020daee"/>
    </style:style>
    <style:style style:name="P4" style:family="paragraph" style:parent-style-name="Standard">
      <style:text-properties fo:language="de" fo:country="DE" officeooo:rsid="00044bba" officeooo:paragraph-rsid="0021012a"/>
    </style:style>
    <style:style style:name="P5" style:family="paragraph" style:parent-style-name="Standard">
      <style:text-properties fo:language="de" fo:country="DE" officeooo:rsid="00052b54" officeooo:paragraph-rsid="001bcf6c"/>
    </style:style>
    <style:style style:name="P6" style:family="paragraph" style:parent-style-name="Standard">
      <style:text-properties fo:language="de" fo:country="DE" officeooo:rsid="001c0538" officeooo:paragraph-rsid="001c0538"/>
    </style:style>
    <style:style style:name="P7" style:family="paragraph" style:parent-style-name="Standard">
      <style:text-properties fo:language="de" fo:country="DE" officeooo:rsid="001c4340" officeooo:paragraph-rsid="001c4340"/>
    </style:style>
    <style:style style:name="P8" style:family="paragraph" style:parent-style-name="Standard">
      <style:text-properties fo:language="de" fo:country="DE" officeooo:rsid="001c88ca" officeooo:paragraph-rsid="001ce080"/>
    </style:style>
    <style:style style:name="P9" style:family="paragraph" style:parent-style-name="Standard">
      <style:text-properties fo:language="de" fo:country="DE" officeooo:rsid="001c88ca" officeooo:paragraph-rsid="001da268"/>
    </style:style>
    <style:style style:name="P10" style:family="paragraph" style:parent-style-name="Standard">
      <style:text-properties fo:language="de" fo:country="DE" officeooo:rsid="001ce080" officeooo:paragraph-rsid="001ce080"/>
    </style:style>
    <style:style style:name="P11" style:family="paragraph" style:parent-style-name="Standard">
      <style:text-properties fo:language="de" fo:country="DE" officeooo:rsid="001ce080" officeooo:paragraph-rsid="001da268"/>
    </style:style>
    <style:style style:name="P12" style:family="paragraph" style:parent-style-name="Standard">
      <style:text-properties fo:language="de" fo:country="DE" officeooo:rsid="001ce080" officeooo:paragraph-rsid="0020b59b"/>
    </style:style>
    <style:style style:name="P13" style:family="paragraph" style:parent-style-name="Standard">
      <style:text-properties fo:language="de" fo:country="DE" officeooo:rsid="001ce080" officeooo:paragraph-rsid="002f5efc"/>
    </style:style>
    <style:style style:name="P14" style:family="paragraph" style:parent-style-name="Standard">
      <style:text-properties fo:language="de" fo:country="DE" officeooo:rsid="001da268" officeooo:paragraph-rsid="001da268"/>
    </style:style>
    <style:style style:name="P15" style:family="paragraph" style:parent-style-name="Standard">
      <style:text-properties fo:language="de" fo:country="DE" officeooo:rsid="001f49ef" officeooo:paragraph-rsid="001f49ef"/>
    </style:style>
    <style:style style:name="P16" style:family="paragraph" style:parent-style-name="Standard">
      <style:text-properties fo:language="de" fo:country="DE" officeooo:rsid="00035c19" officeooo:paragraph-rsid="001bcf6c"/>
    </style:style>
    <style:style style:name="P17" style:family="paragraph" style:parent-style-name="Standard">
      <style:text-properties fo:language="de" fo:country="DE" officeooo:rsid="0020daee" officeooo:paragraph-rsid="0020daee"/>
    </style:style>
    <style:style style:name="P18" style:family="paragraph" style:parent-style-name="Standard">
      <style:text-properties fo:language="de" fo:country="DE" officeooo:rsid="0027729c" officeooo:paragraph-rsid="0027729c"/>
    </style:style>
    <style:style style:name="P19" style:family="paragraph" style:parent-style-name="Standard">
      <style:text-properties fo:language="de" fo:country="DE" officeooo:rsid="0027729c" officeooo:paragraph-rsid="002941ec"/>
    </style:style>
    <style:style style:name="P20" style:family="paragraph" style:parent-style-name="Standard">
      <style:text-properties fo:language="de" fo:country="DE" officeooo:rsid="002941ec" officeooo:paragraph-rsid="002941ec"/>
    </style:style>
    <style:style style:name="P21" style:family="paragraph" style:parent-style-name="Standard">
      <style:text-properties fo:language="de" fo:country="DE" officeooo:rsid="002db600" officeooo:paragraph-rsid="002db600"/>
    </style:style>
    <style:style style:name="P22" style:family="paragraph" style:parent-style-name="Standard">
      <style:text-properties fo:language="de" fo:country="DE" officeooo:rsid="002f5efc" officeooo:paragraph-rsid="002f5efc"/>
    </style:style>
    <style:style style:name="P23" style:family="paragraph" style:parent-style-name="Standard">
      <style:text-properties fo:language="de" fo:country="DE" officeooo:rsid="002fc455" officeooo:paragraph-rsid="002fc455"/>
    </style:style>
    <style:style style:name="P24" style:family="paragraph" style:parent-style-name="Standard">
      <style:text-properties fo:language="de" fo:country="DE" officeooo:rsid="00316661" officeooo:paragraph-rsid="00316661"/>
    </style:style>
    <style:style style:name="P25" style:family="paragraph" style:parent-style-name="Standard">
      <style:text-properties fo:language="de" fo:country="DE" officeooo:rsid="00330c91" officeooo:paragraph-rsid="00330c91"/>
    </style:style>
    <style:style style:name="P26" style:family="paragraph" style:parent-style-name="Standard">
      <style:text-properties fo:language="de" fo:country="DE" officeooo:rsid="000cfa5a" officeooo:paragraph-rsid="0033212f"/>
    </style:style>
    <style:style style:name="P27" style:family="paragraph" style:parent-style-name="Standard">
      <style:text-properties style:font-name="Calibri" fo:language="de" fo:country="DE" officeooo:rsid="001c88ca" officeooo:paragraph-rsid="00333a11"/>
    </style:style>
    <style:style style:name="P28" style:family="paragraph" style:parent-style-name="Standard">
      <style:text-properties style:font-name="Calibri" fo:language="de" fo:country="DE" officeooo:paragraph-rsid="00333a11"/>
    </style:style>
    <style:style style:name="P29" style:family="paragraph" style:parent-style-name="Standard">
      <style:text-properties style:font-name="Calibri" fo:language="de" fo:country="DE" officeooo:rsid="001ce080" officeooo:paragraph-rsid="00355363"/>
    </style:style>
    <style:style style:name="P30" style:family="paragraph" style:parent-style-name="Standard">
      <style:text-properties style:font-name="Calibri" fo:language="de" fo:country="DE" officeooo:paragraph-rsid="00355363"/>
    </style:style>
    <style:style style:name="T1" style:family="text">
      <style:text-properties officeooo:rsid="0236d828"/>
    </style:style>
    <style:style style:name="T2" style:family="text">
      <style:text-properties officeooo:rsid="000e6f3a"/>
    </style:style>
    <style:style style:name="T3" style:family="text">
      <style:text-properties officeooo:rsid="022fe221"/>
    </style:style>
    <style:style style:name="T4" style:family="text">
      <style:text-properties officeooo:rsid="00052b54"/>
    </style:style>
    <style:style style:name="T5" style:family="text">
      <style:text-properties officeooo:rsid="00056872"/>
    </style:style>
    <style:style style:name="T6" style:family="text">
      <style:text-properties officeooo:rsid="001c88ca"/>
    </style:style>
    <style:style style:name="T7" style:family="text">
      <style:text-properties officeooo:rsid="001ce080"/>
    </style:style>
    <style:style style:name="T8" style:family="text">
      <style:text-properties officeooo:rsid="001da268"/>
    </style:style>
    <style:style style:name="T9" style:family="text">
      <style:text-properties officeooo:rsid="0020b59b"/>
    </style:style>
    <style:style style:name="T10" style:family="text">
      <style:text-properties officeooo:rsid="0020daee"/>
    </style:style>
    <style:style style:name="T11" style:family="text">
      <style:text-properties officeooo:rsid="0021dcc0"/>
    </style:style>
    <style:style style:name="T12" style:family="text">
      <style:text-properties officeooo:rsid="0023d5d2"/>
    </style:style>
    <style:style style:name="T13" style:family="text">
      <style:text-properties officeooo:rsid="0027729c"/>
    </style:style>
    <style:style style:name="T14" style:family="text">
      <style:text-properties officeooo:rsid="002941ec"/>
    </style:style>
    <style:style style:name="T15" style:family="text">
      <style:text-properties officeooo:rsid="002c26fe"/>
    </style:style>
    <style:style style:name="T16" style:family="text">
      <style:text-properties officeooo:rsid="002f5efc"/>
    </style:style>
    <style:style style:name="T17" style:family="text">
      <style:text-properties officeooo:rsid="00316661"/>
    </style:style>
    <style:style style:name="T18" style:family="text">
      <style:text-properties officeooo:rsid="00330c91"/>
    </style:style>
    <style:style style:name="T19" style:family="text">
      <style:text-properties officeooo:rsid="0018f101"/>
    </style:style>
    <style:style style:name="T20" style:family="text">
      <style:text-properties officeooo:rsid="0018f101" fo:background-color="#fff200" loext:char-shading-value="0"/>
    </style:style>
    <style:style style:name="T21" style:family="text">
      <style:text-properties officeooo:rsid="00161dd8"/>
    </style:style>
    <style:style style:name="T22" style:family="text">
      <style:text-properties fo:font-weight="bold" style:font-weight-asian="bold" style:font-weight-complex="bold"/>
    </style:style>
    <style:style style:name="T23" style:family="text">
      <style:text-properties officeooo:rsid="0034f69c"/>
    </style:style>
    <style:style style:name="T24" style:family="text">
      <style:text-properties officeooo:rsid="00144395"/>
    </style:style>
    <style:style style:name="T25" style:family="text">
      <style:text-properties officeooo:rsid="001234cb"/>
    </style:style>
    <style:style style:name="T26" style:family="text">
      <style:text-properties officeooo:rsid="001413d1"/>
    </style:style>
    <style:style style:name="T27" style:family="text">
      <style:text-properties fo:font-weight="normal" officeooo:rsid="001c88ca" style:font-weight-asian="normal" style:font-weight-complex="normal"/>
    </style:style>
    <style:style style:name="T28" style:family="text">
      <style:text-properties officeooo:rsid="0015dfc1"/>
    </style:style>
    <style:style style:name="T29" style:family="text">
      <style:text-properties officeooo:rsid="0015ec8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tatus: Rohfassung</text:p>
      <text:p text:style-name="P1"/>
      <text:p text:style-name="P28">Alistair hätte schlafen sollen, es nicht zu tun war mehr als unvernünftig, doch er <text:span text:style-name="T21">war überflüssigerweise</text:span> seine Notizen über das Salz durchgegangen. Er nahm es ein, seitdem er denken konnte. Es war ganz selbstverständlich, jeden Tag eine Dosis. Eine milchige Lösung, die leicht nach Ozon roch und auf der Zunge prickelte. Er kannte die Zusammensetzung, die korrekte Dosierung, wie man sie im Notfall selbst in der fernsten Wildnis herstellte, er kannte auch die Wirkung: Die Ruhe, die ihn nach der Einnahme erfüllte. Zufriedenheit. Volle Konzentration. Er kannte die Zauber, die ihm durch das Salz möglich wurden … Er wusste alles über das Salz. </text:p>
      <text:p text:style-name="P28"/>
      <text:p text:style-name="P28">Erneut fuhr er mit dem Finger die Zeilen über die Geisteskontrolle ab, buchstabierte die Worte geradezu. Er konnte drei Sprachen fließend lesen und schreiben, doch die Notizen, die er selbst angefertigt hatte, schienen sich seinem Begreifen zu entziehen.</text:p>
      <text:p text:style-name="P28"/>
      <text:p text:style-name="P27">„Das Netzwerk aus Salzkristallen erstreckt sich durch den gesamten Körper“, las er mühsam, ohne es sich auch nur im Ansatz vorstellen zu können. „Durch spezielle Gravuren und Bohrungen in der <text:span text:style-name="T22">Kontrolleinheit</text:span> <text:span text:style-name="T23">wird das eingehende </text:span>Signal <text:span text:style-name="T23">einerseits zu den</text:span> Muskeln <text:span text:style-name="T23">übermittelt und löst dort eine</text:span> sofortige <text:span text:style-name="T19">Handlung</text:span> <text:span text:style-name="T23">aus, andererseits</text:span> <text:span text:style-name="T23">kommt es zu einer Spiegelung die dem </text:span>Gehirn eine <text:span text:style-name="T23">zur Tat passende</text:span> Plausibilisierung <text:span text:style-name="T23">vermittelt. So ist sichergestellt, dass das Objekt, von seinen Taten stets überzeugt ist.</text:span>“</text:p>
      <text:p text:style-name="P10">Die Worte ergaben überhaupt keinen Sinn, und doch las er sie immer und immer wieder.</text:p>
      <text:p text:style-name="P10">„Bei höheren Dosen wächst das Salz bin ins Gehirn und verursacht dort bleibende Schäden.“</text:p>
      <text:p text:style-name="P8"/>
      <text:p text:style-name="P30">Alistair sah durchs Fenster in einen trüben Morgen, stand auf und ging zur Waschschüssel. Es waren routinierte Handgriffe: Waschen, rasieren, die weiße Uniform anlegen <text:span text:style-name="T24">– </text:span>obwohl die Sterne am Kragen fehlten. Er schnitt sich mit dem Rasiermesser, zum ersten Mal in seinem Leben, <text:span text:style-name="T25">es fiel ihm ungewöhnlich schwer es zu führen, als hätte er es noch nie in der Hand gehalten</text:span>. </text:p>
      <text:p text:style-name="P30"/>
      <text:p text:style-name="P30">Ganz kurz stand er unschlüssig mitten im Raum, <text:span text:style-name="T25">als hätte er sich an etwas wichtiges erinnert und es sofort wieder vergessen</text:span>. <text:span text:style-name="T25">Er wusste nicht wirklich was er tun sollte. </text:span>Er war vom Dienst entbunden, aber nicht freigestellt. Er starrte auf die Gänsefeder <text:span text:style-name="T26">die auf dem Tisch lag</text:span>, <text:span text:style-name="T26">sie war</text:span> mit einem Tropfen seines Blutes befleckt. Er würde warten. Es waren keine Hinrichtungen geplant, der Galgen würde also nur für ihn aufgebaut werden müssen und es hatte seit Tagen geregnet, das würde alles nur noch weiter verzögern. Er ging wieder an den Schreibtisch, las die Zeilen erneut.</text:p>
      <text:p text:style-name="P30"/>
      <text:p text:style-name="P30">„Bei höheren Dosen wächst das Salz bin ins Gehirn und verursacht dort bleibende Schäden. Die Objekte können bei voller Signalstärke jedoch bis zu zehn Jahre dienen, bevor es zu tödlichen Gehirnblutungen kommt.“</text:p>
      <text:p text:style-name="P30"/>
      <text:p text:style-name="P30">Er dachte an die Männer, die er in den Manövern befehligt hatte. Fußsoldaten – stille, fokussierte Krieger, die nie widersprachen, nie lachten oder ausfällig wurden. Er erinnerte sich an den gespenstischen Gleichklang ihrer Schritte, das Gefühl, sie würden selbst im Gleichtakt Atmen. Eine bewundernswerte Perfektion von Disziplin, die er vielleicht auch erlangen konnte, falls man sich doch gegen den Galgen entschied. Doch wieso jagte dieser Gedanke ihm einen kalten Schauer über den Rücken?</text:p>
      <text:p text:style-name="P30"/>
      <text:p text:style-name="P30">Ein brennender Schmerz in seinem Nacken ließ ihn die Frage verwerfen. Er hob die Hand und bemerkte erstaunt, dass er noch immer das Rasiermesser <text:span text:style-name="T26">in der Hand </text:span>hielt. Er ließ <text:span text:style-name="T24">es</text:span> fallen und griff sich in den Nacken. Mit einem zischenden Laut zog er die Hand wieder zurück. <text:span text:style-name="T24">S</text:span>eine Finger waren blutig. Sofort trat er wieder an die Waschschüssel, um sich die Hände zu waschen und die <text:soft-page-break/>Wunde zu versorgen, doch das Wasser war bereits rot. Verwirrt starrte er in den Spiegel, der Mann, der ihm entgegenblickte war wie ein Fremder. Der weiße Kragen, die Aufschläge mit goldenen Knöpfen an den Schultern, alles war mit Blut verschmiert. Nicht nur frischem, roten Blut, auch braunem, längst verkrustetem. Er kniff die Augen zusammen und ballte die Fäuste, als müsste er sich an etwas erinnern, was ihm einfach nicht einfallen wollte. Dann trat er zurück an den Schreibtisch.</text:p>
      <text:p text:style-name="P30"/>
      <text:p text:style-name="P30">„<text:span text:style-name="T6">Durch spezielle Gravuren und Bohrungen in der </text:span><text:span text:style-name="T27">Kontrolleinheit</text:span><text:span text:style-name="T6"> wird das eingehende Signal einerseits zu den Muskeln übermittelt und löst dort eine sofortige Handlung aus, andererseits kommt es zu einer Spiegelung, die dem Gehirn eine zur Tat passende Plausibilisierung vermittelt. So ist sichergestellt, dass das Objekt, von seinen Taten stets überzeugt ist</text:span>. Während das gesamte System mit gezielt gewirkten Zaubern gesteuert werden kann, fängt nur die Kontrolleinheit automatisch gesendete Signale auf und verhindert das Ausbrechen eines Objekts aus der Plausibilisierung. Die Entfernung der Kontrolleinheit ist den Objekten durch die Primärdoktrin unmöglich.“</text:p>
      <text:p text:style-name="P30"/>
      <text:p text:style-name="P30">Die Tür hinter ihm öffnete sich geräuschlos und Inara huschte hinein, die Tür sofort wieder schließend. Ihr linkes Auge war unansehnlich angeschwollen, die Wange darunter dunkel verfärbt und auf ihrer Lippe hatte sich eine dicke Kruste gebildet. Alistair betrachtete die stark einseitigen Verletzungen und überlegte, ob der Kontrast zur unverletzten Rechten den Effekt erhöhte, oder <text:span text:style-name="T28">o</text:span>b er auch mit Links hätte zuschlagen sollen. Eine Träne rann über seine Wange und er strich die Haare, die sie vor die Verletzungen hatte fallen lassen, sacht zur Seite.</text:p>
      <text:p text:style-name="P30"/>
      <text:p text:style-name="P30">„Es tut mir leid“, flüsterte er tonlos, obwohl er völlig im Recht gewesen war.</text:p>
      <text:p text:style-name="P30"/>
      <text:p text:style-name="P30">„Es ist schon gut“, antwortete sie, ergriff seine Schultern und schmiegte sich an ihn. Ihre Berührung war wie ein kühlender Balsam, der ihm Angst machte. Er wollte nicht sterben und doch würde er es. Er wollte sie beschützen und doch würde er es nicht tun, wie er es schon am vergangenen Tag nicht getan hatte. Er erwiderte die Umarmung nicht.</text:p>
      <text:p text:style-name="P30"/>
      <text:p text:style-name="P30">„Du musst fliehen“, sagte sie irgendwann und zog sich etwas zurück. Ihr Blick wich von ihm ab und verwirrt starrte sie auf ihre blutverschmierten Hände.</text:p>
      <text:p text:style-name="P30"/>
      <text:p text:style-name="P30">„Ich kann nicht“, antwortete er. „Ich glaube, es ist die Primärdoktrin.“</text:p>
      <text:p text:style-name="P30"/>
      <text:p text:style-name="P30">Mit dem fordernden Griff eines Heilers griff Inara nach dem einst weißen Kragen und zog ihn zu sich herunter. Alistair konnte sich nicht wirklich vorstellen, was sie sah. Eine Kontrolleinheit? Einen Salzkristall, der aus seiner Haut ragte wie ein abstraktes Geschwür? Oder die Auszeichnung, auf die er so stolz gewesen war, auf die er seine ganze Kindheit hingefiebert hatte. Es war das Zeichen seiner Reife, der Kristall hatte ihn zum Mann gemacht, zum Soldaten und später zum Offizier. Es war ein Zeichen des Vertrauens, das die Magier in ihn setzten, weil es ihm magieähnliche Kräfte verlieh. Er ruckte von ihr fort, um sie davon abzuhalten, das Andenken an dieses Vertrauen zu besudeln, obwohl er derjenige gewesen war, der es gebrochen hatte. </text:p>
      <text:p text:style-name="P30"/>
      <text:p text:style-name="P30">Sie betrachtete ihn voller Mitleid, das er nicht begriff.</text:p>
      <text:p text:style-name="P30"/>
      <text:p text:style-name="P30">„Es wird schlimmer, nicht war?“ </text:p>
      <text:p text:style-name="P30"/>
      <text:p text:style-name="P30">Er hatte das Gefühl, auf diese Frage nicht antworten zu müssen.</text:p>
      <text:p text:style-name="P30"><text:soft-page-break/></text:p>
      <text:p text:style-name="P30">„Was werden sie mit dir tun?“, fragte sie weiter.</text:p>
      <text:p text:style-name="P30"/>
      <text:p text:style-name="P30">„Ich weiß es nicht genau. Ich bin ein Verräter, Verräter werden gehängt, doch ich wurde nur degradiert, ich sollte Dienst bei den Fußsoldaten leisten, doch ich habe <text:span text:style-name="T29">nur </text:span>die Offiziersdosis an Salz bekommen.“ Irgendwie ergab das alles keinen Sinn. Er versuchte sich an die vergangenen Tage zu erinnern, die Ereignisse zu sortieren und zu verstehen wieso es so weh tat Inaras Verletzungen zu sehen. Er wusste noch, dass sie diese Menschen gefunden hatten. Er erinnerte sich an Schläuche, Kabel, Maschinen, die seltsame Geräusche machten, an Gestank nach Desinfektion und Tod und an das Stöhnen, Weinen, Wimmern, dieses leise und doch ohrenbetäubende Geräusch von Leid. </text:p>
      <text:p text:style-name="P30">Sie frei zu lassen war Verrat, er hatte dazu kein Recht gehabt und heute verstand er überhaupt nicht wie er es hatte tun können. Diese Objekte hatten dem Magister gehört, er musste den Besitz des Magisters schützen, denn der Magister trug zum höheren Wohl bei. Sein Blick ging zum Schreibtisch, hatte er nicht gerade etwas gelesen? Inara heilte die Schnitte in seinem Nacken mit ihrer Magie, es fühlte sich wie ein sanftes Prickeln an, das bitterste Verzweiflung in ihm weckte.</text:p>
      <text:p text:style-name="P30"/>
      <text:p text:style-name="P30">„Verräter oder Fußsoldat, beides bedeutet deinen Tod.“</text:p>
      <text:p text:style-name="P30"/>
      <text:p text:style-name="P30">Alistair schüttelte den Kopf. </text:p>
      <text:p text:style-name="P30"/>
      <text:p text:style-name="P30">„Die Objekte können bei voller Signalstärke bis zu zehn Jahre dienen, bevor es zu tödlichen Gehirnblutungen kommt“, zitierte er ohne genau zu wissen woher er das wusste.</text:p>
      <text:p text:style-name="P30"/>
      <text:p text:style-name="P29">„Alistair! Das ist dasselbe wie der Tod. Das Salz wird alles auslöschen was du bist. Du wirst überhaupt keinen freien Willen mehr haben, nichts fühlen, dich kaum noch an den vergangenen Tag erinnern. Du wirst vollständig unter ihrer Kontrolle stehen!“</text:p>
      <text:p text:style-name="P13"/>
      <text:p text:style-name="P23">Alistair ballte die Hände zu Fäusten, doch er verstand Inaras Punkt nicht. Wenn er kein Offizier mehr war, musste er keine Entscheidungen mehr treffen. Er war Soldat, er musste gehorchen, er hatte immer gehorcht. Auch als Offizier hatte er immer Befehle gehabt und war diesen gefolgt. Was würde sich schon ändern? In Inaras Augen traten Tränen. Sie öffnete den Mund, als würde sie ihm etwas erklären wollen, doch dann schüttelte sie den Kopf und trat an ihm vorbei zum Schreibtisch. </text:p>
      <text:p text:style-name="P23"/>
      <text:p text:style-name="P23">„Ich habe ein Buch gefunden in dem der Aufbau der Kontrolleinheit erklärt wird. Um sie zu entfernen bräuchte ich ein Konstrukt, das meine Magie gegen die Salzfäden, die von der Kontrolleinheit ausgehen, isoliert. Ich habe versucht eines zu finden, aber Vater hat mir alle Zugangsrechte entzogen. Jeder Soldat im Haus ist angewiesen mich sofort in mein Zimmer zurückzubringen, ich habe über eine Stunde gebraucht um mich hierher zu schleichen. Wenn ich ohne das Konstrukt versuche den Kristall zu entfernen könnte ich dir durch das Salznetzwerk in deinem Körper einen tödlichen Schlag versetzen. Daher kann ich es nicht entfernen, aber ich habe ein Kapitel gefunden, in dem Beschrieben wird, wie man allgemeine Signale von Sendemasten mit direkten Anweisungen übertönen kann. Ich kann dir befehlen es selbst zu tun, <text:span text:style-name="T17">dann kannst du fliehen.“</text:span></text:p>
      <text:p text:style-name="P23"/>
      <text:p text:style-name="P23">„<text:span text:style-name="T17">Ich kann nicht gehen, ich habe Befehl zu warten“, erklärte er, während er nickte. Inara wischte sich die Tränen aus den Augen, wechselte das Wasser in der Waschschüssel und wirkte einen Zauber auf die Tür. Als sie das Rasiermesser mit ihrer Magie desinfizierte, tanzten kleine Fünkchen über die Klinge. </text:span></text:p>
      <text:p text:style-name="P23"/>
      <text:p text:style-name="P24"><text:soft-page-break/>Er setze sich an den Schreibtisch und wartete. „N<text:span text:style-name="T7">ur die Kontrolleinheit </text:span>fängt <text:span text:style-name="T7">automatisch gesendete Signale auf und verhindert das Ausbrechen eines Objekts aus der Plausibilisierung“, </text:span>las er. Das nächste was er wahrnahm waren seine eigenen Schmerzensschreie. Ein eiskaltes Brennen, das durch seinen ganzen Körper ging, <text:span text:style-name="T18">er schnappte nach Luft als würde er aus tiefem Wasser auftauchen. </text:span></text:p>
      <text:p text:style-name="P24"/>
      <text:p text:style-name="P24">„<text:span text:style-name="T18">Wir müssen fliehen!“, flüsterte Inara eindringlich und es war, als würde er ihre Stimme zum ersten mal in seinem Leben hören. Tränen rannen über seine Wangen, als er ihr geschundenes Gesicht betrachtete. </text:span></text:p>
      <text:p text:style-name="P24"/>
      <text:p text:style-name="P24">„<text:span text:style-name="T18">Es tut mir leid, es tut mir so leid!“, stammelte er und die Knie wurden ihm weich.</text:span></text:p>
      <text:p text:style-name="P24"/>
      <text:p text:style-name="P24">„<text:span text:style-name="T18">Ja, ich weiß, ich weiß, dass das nicht du warst. Er hat es dir befohlen. Aber nun wird dir nie wieder jemand etwas befehlen können. Doch wir müssen los, wir müssen hier weg!“, drängte sie und legte sich seinen Arm um die Schultern als er nach vorne stolperte und fast fiel.</text:span></text:p>
      <text:p text:style-name="P24"/>
      <text:p text:style-name="P25">Die Eindrücke prasselten auf ihn ein, schmale, unterirdische Gänge, Flure in denen sie sich vor Wachen versteckten. Er übergab sich, als sie in die Sonne traten, weil es sich anfühlte, als würde er in den Himmel stürzen. Wege, die er jeden Tag gegangen war, waren plötzlich fremd, Dinge die er ungezählte male getan hatte, auf einmal unmöglich. In seinem Kopf herrschte nur noch Chaos. </text:p>
      <text:p text:style-name="P25"/>
      <text:p text:style-name="P26">Als er wieder <text:span text:style-name="T18">klar wurde,</text:span> lag er auf feuchte<text:span text:style-name="T1">m</text:span> <text:span text:style-name="T1">Waldboden</text:span>, den Kopf in Inaras Schoss. Ihre langen Finger strichen ihm durchs Haar und sie summte ein altes Wiegenlied. <text:span text:style-name="T2">In seinem Kopf herrschte eine merkwürdige Leere, in die hinein ihm bewusst wurde, dass Inara nicht mit ihm gehen würde. Sie war eine Magierin. Egal was geschehen war, egal was sie getan hatte, was sie riskiert hatte um ihren Vater aufzuhalten: Außerhalb der Magiergesellschaft war sie in Lebensgefahr und er konnte nie wieder dorthin zurück. Es fühlte sich fremd an, so zu denken, doch das Inferno aus Gefühlen in seiner Brust war noch viel fremder und überwältigender. Seine Liebe zu Inara, die Verzweiflung, Angst und Wut über das, was er alles gesehen hatte, was er nun verstand. Er schlang die Arme um ihre Oberschenkel, schrie, mit heißen Tränen in die Augen, den Schmerz hinaus. Wie ein Kind rollte er sich in ihrer Umarmung zusammen, von Heulkrämpfen geschüttelt. Sie barg ihn wie eine Mutter an ihrer Brust, strich immer wieder über seinen Rücken und flüsterte, selbst unter Tränen, beruhigende Worte. Als er keine Kraft mehr hatte um zu weinen zog sie ihn hoch, küsste ihn ein letztes Mal und sagte: „Du musst geh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19:25:21.434117835</meta:creation-date>
    <dc:date>2017-10-18T21:29:06.299679129</dc:date>
    <meta:editing-duration>PT20H23M27S</meta:editing-duration>
    <meta:editing-cycles>12</meta:editing-cycles>
    <meta:generator>LibreOffice/5.4.1.2.0$Linux_X86_64 LibreOffice_project/40m0$Build-2</meta:generator>
    <meta:document-statistic meta:table-count="0" meta:image-count="0" meta:object-count="0" meta:page-count="4" meta:paragraph-count="37" meta:word-count="2033" meta:character-count="12707" meta:non-whitespace-character-count="10698"/>
  </office:meta>
</office:document-meta>
</file>